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4" style:family="paragraph" style:parent-style-name="Heading_20_3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C GO 编码风格</text:h>
      <text:h text:style-name="P4" text:outline-level="3">C</text:h>
      <text:h text:style-name="Heading_20_5" text:outline-level="5">缩进</text:h>
      <text:p text:style-name="Text_20_body"><text:tab/>缩进应为一个制表符，不能用空格代替。并且我们建议将文本编辑器的制表符显示设定为8个字符的宽度。</text:p>
      <text:p text:style-name="Text_20_body"><text:tab/>用于goto语句的标号不缩进。</text:p>
      <text:p text:style-name="Text_20_body"><text:tab/>if、switch、for、while语句中的条件表达式需要换行时，新的一行应与前一行保持相同的缩进。</text:p>
      <text:p text:style-name="Text_20_body"/>
      <text:h text:style-name="Heading_20_5" text:outline-level="5">空格</text:h>
      <text:p text:style-name="Text_20_body"><text:tab/>在双目运算符的两侧应各有一个空格，例如：a = b * 22。</text:p>
      <text:p text:style-name="Text_20_body"><text:tab/>在单目运算符和操作数之间没有空格，例如：i++。</text:p>
      <text:p text:style-name="Text_20_body"><text:tab/>在一行中间的逗号和分号的后面有空格，例如：int a = 1, b = 0; a += b;。</text:p>
      <text:p text:style-name="Text_20_body"><text:tab/>不在行首<text:note text:id="ftn0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应接着有一个空格。</text:p>
      <text:p text:style-name="Text_20_body"><text:tab/>括号的两侧都没有空格。</text:p>
      <text:p text:style-name="Text_20_body"/>
      <text:h text:style-name="Heading_20_5" text:outline-level="5">换行</text:h>
      <text:p text:style-name="Text_20_body"><text:tab/>在用作语句块开始的左花括号后换行。</text:p>
      <text:p text:style-name="Text_20_body"><text:tab/>如果if、for、while语句所控制执行的语句只有一个，且条件表达式与语句都很短小，它们可以写成一行，例如：</text:p>
      <text:p text:style-name="Text_20_body"><text:tab/><text:tab/>if(a == b) foo();</text:p>
      <text:p text:style-name="Text_20_body">如果存在且只存在一个else分支，则视这些语句的总长度自行判断是否在else之前换行，例如：</text:p>
      <text:p text:style-name="Text_20_body"><text:tab/><text:tab/>if(some) foo(a); else foo(b);</text:p>
      <text:p text:style-name="Text_20_body">或</text:p>
      <text:p text:style-name="Text_20_body"><text:tab/><text:tab/>if(a == b) foo(a);</text:p>
      <text:p text:style-name="Text_20_body"><text:tab/><text:tab/>else foo(a - b);</text:p>
      <text:p text:style-name="Text_20_body">否则应使用语句块，例如：</text:p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soft-page-break/><text:tab/><text:tab/><text:tab/>foo(b);</text:p>
      <text:p text:style-name="Text_20_body"><text:tab/><text:tab/>}</text:p>
      <text:p text:style-name="Text_20_body">或</text:p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tab/><text:tab/><text:tab/>a = 0;</text:p>
      <text:p text:style-name="Text_20_body"><text:tab/><text:tab/>}</text:p>
      <text:p text:style-name="Text_20_body"/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punctuation-wrap="simpl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1T00:55:06</dc:date>
    <meta:editing-duration>PT1H45M55S</meta:editing-duration>
    <meta:editing-cycles>10</meta:editing-cycles>
    <meta:generator>LibreOffice/3.4$Unix LibreOffice_project/340m1$Build-402</meta:generator>
    <meta:document-statistic meta:table-count="0" meta:image-count="0" meta:object-count="0" meta:page-count="2" meta:paragraph-count="36" meta:word-count="193" meta:character-count="666" meta:non-whitespace-character-count="695"/>
  </office:meta>
</office:document-meta>
</file>